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style:font-adornments="Regular" style:font-family-generic="roman"/>
    <style:font-face style:name="Calibri" svg:font-family="Calibri" style:font-adornments="Regular" style:font-family-generic="swiss"/>
    <style:font-face style:name="Liberation Mono" svg:font-family="'Liberation Mono'" style:font-family-generic="modern" style:font-pitch="fixed"/>
    <style:font-face style:name="Font Awesome 5 Brands Regular" svg:font-family="'Font Awesome 5 Brands Regular'" style:font-pitch="variable"/>
    <style:font-face style:name="Font Awesome 5 Free Solid" svg:font-family="'Font Awesome 5 Free Solid'" style:font-pitch="variable"/>
    <style:font-face style:name="Georgia1" svg:font-family="Georgia" style:font-adornments="Normale"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0.664cm" fo:margin-left="0.026cm" table:align="left" fo:background-color="transparent">
        <style:background-image/>
      </style:table-properties>
    </style:style>
    <style:style style:name="Table1.A" style:family="table-column">
      <style:table-column-properties style:column-width="6.509cm"/>
    </style:style>
    <style:style style:name="Table1.B" style:family="table-column">
      <style:table-column-properties style:column-width="14.155cm"/>
    </style:style>
    <style:style style:name="Table1.1" style:family="table-row">
      <style:table-row-properties fo:background-color="transparent">
        <style:background-image/>
      </style:table-row-properties>
    </style:style>
    <style:style style:name="Table1.A1" style:family="table-cell">
      <style:table-cell-properties fo:background-color="#eeeeee" fo:padding-left="0.499cm" fo:padding-right="0.499cm" fo:padding-top="0.199cm" fo:padding-bottom="0.199cm" fo:border="none">
        <style:background-image/>
      </style:table-cell-properties>
    </style:style>
    <style:style style:name="Table1.B1" style:family="table-cell">
      <style:table-cell-properties fo:padding-left="0.499cm" fo:padding-right="0.499cm" fo:padding-top="0.199cm" fo:padding-bottom="0.199cm" fo:border="none"/>
    </style:style>
    <style:style style:name="Table8" style:family="table">
      <style:table-properties style:width="5.689cm" fo:margin-left="0cm" table:align="left"/>
    </style:style>
    <style:style style:name="Table8.A" style:family="table-column">
      <style:table-column-properties style:column-width="0.794cm"/>
    </style:style>
    <style:style style:name="Table8.B" style:family="table-column">
      <style:table-column-properties style:column-width="4.895cm"/>
    </style:style>
    <style:style style:name="Table8.A1" style:family="table-cell">
      <style:table-cell-properties fo:padding="0.097cm" fo:border="none"/>
    </style:style>
    <style:style style:name="Table8.B1" style:family="table-cell">
      <style:table-cell-properties style:vertical-align="middle" fo:padding="0.097cm" fo:border="none"/>
    </style:style>
    <style:style style:name="Table10" style:family="table">
      <style:table-properties style:width="5.51cm" table:align="margins"/>
    </style:style>
    <style:style style:name="Table10.A" style:family="table-column">
      <style:table-column-properties style:column-width="2.196cm" style:rel-column-width="26117*"/>
    </style:style>
    <style:style style:name="Table10.B" style:family="table-column">
      <style:table-column-properties style:column-width="3.314cm" style:rel-column-width="39418*"/>
    </style:style>
    <style:style style:name="Table10.A1" style:family="table-cell">
      <style:table-cell-properties fo:padding="0.097cm" fo:border="none"/>
    </style:style>
    <style:style style:name="Table2" style:family="table">
      <style:table-properties style:width="13.6cm" table:align="left"/>
    </style:style>
    <style:style style:name="Table2.A" style:family="table-column">
      <style:table-column-properties style:column-width="2.593cm"/>
    </style:style>
    <style:style style:name="Table2.B" style:family="table-column">
      <style:table-column-properties style:column-width="11.007cm"/>
    </style:style>
    <style:style style:name="Table2.A1" style:family="table-cell">
      <style:table-cell-properties fo:padding="0.097cm" fo:border="none"/>
    </style:style>
    <style:style style:name="Table3" style:family="table">
      <style:table-properties style:width="13.6cm" table:align="left"/>
    </style:style>
    <style:style style:name="Table3.A" style:family="table-column">
      <style:table-column-properties style:column-width="2.593cm"/>
    </style:style>
    <style:style style:name="Table3.B" style:family="table-column">
      <style:table-column-properties style:column-width="11.007cm"/>
    </style:style>
    <style:style style:name="Table3.A1" style:family="table-cell">
      <style:table-cell-properties fo:padding="0.097cm" fo:border="none"/>
    </style:style>
    <style:style style:name="Table5" style:family="table">
      <style:table-properties style:width="13.6cm" table:align="left"/>
    </style:style>
    <style:style style:name="Table5.A" style:family="table-column">
      <style:table-column-properties style:column-width="2.408cm"/>
    </style:style>
    <style:style style:name="Table5.B" style:family="table-column">
      <style:table-column-properties style:column-width="7.303cm"/>
    </style:style>
    <style:style style:name="Table5.C" style:family="table-column">
      <style:table-column-properties style:column-width="3.889cm"/>
    </style:style>
    <style:style style:name="Table5.A1" style:family="table-cell">
      <style:table-cell-properties fo:padding="0.097cm" fo:border="none"/>
    </style:style>
    <style:style style:name="Table6" style:family="table">
      <style:table-properties style:width="13.6cm" table:align="left"/>
    </style:style>
    <style:style style:name="Table6.A" style:family="table-column">
      <style:table-column-properties style:column-width="2.408cm"/>
    </style:style>
    <style:style style:name="Table6.B" style:family="table-column">
      <style:table-column-properties style:column-width="7.303cm"/>
    </style:style>
    <style:style style:name="Table6.C" style:family="table-column">
      <style:table-column-properties style:column-width="3.889cm"/>
    </style:style>
    <style:style style:name="Table6.A1" style:family="table-cell">
      <style:table-cell-properties fo:padding="0.097cm" fo:border="none"/>
    </style:style>
    <style:style style:name="Table7" style:family="table">
      <style:table-properties style:width="13.157cm" table:align="margins"/>
    </style:style>
    <style:style style:name="Table7.A" style:family="table-column">
      <style:table-column-properties style:column-width="1.693cm" style:rel-column-width="8434*"/>
    </style:style>
    <style:style style:name="Table7.B" style:family="table-column">
      <style:table-column-properties style:column-width="2.196cm" style:rel-column-width="10938*"/>
    </style:style>
    <style:style style:name="Table7.C" style:family="table-column">
      <style:table-column-properties style:column-width="2.408cm" style:rel-column-width="11992*"/>
    </style:style>
    <style:style style:name="Table7.D" style:family="table-column">
      <style:table-column-properties style:column-width="2.011cm" style:rel-column-width="10016*"/>
    </style:style>
    <style:style style:name="Table7.E" style:family="table-column">
      <style:table-column-properties style:column-width="3.281cm" style:rel-column-width="16342*"/>
    </style:style>
    <style:style style:name="Table7.F" style:family="table-column">
      <style:table-column-properties style:column-width="1.568cm" style:rel-column-width="7813*"/>
    </style:style>
    <style:style style:name="Table7.A1" style:family="table-cell">
      <style:table-cell-properties fo:padding="0.097cm" fo:border="none"/>
    </style:style>
    <style:style style:name="Table8" style:family="table">
      <style:table-properties style:width="5.689cm" fo:margin-left="0cm" table:align="left"/>
    </style:style>
    <style:style style:name="Table8.A" style:family="table-column">
      <style:table-column-properties style:column-width="0.794cm"/>
    </style:style>
    <style:style style:name="Table8.B" style:family="table-column">
      <style:table-column-properties style:column-width="4.895cm"/>
    </style:style>
    <style:style style:name="Table8.A1" style:family="table-cell">
      <style:table-cell-properties fo:padding="0.097cm" fo:border="none"/>
    </style:style>
    <style:style style:name="Table8.B1" style:family="table-cell">
      <style:table-cell-properties style:vertical-align="middle" fo:padding="0.097cm" fo:border="none"/>
    </style:style>
    <style:style style:name="Table10" style:family="table">
      <style:table-properties style:width="5.51cm" table:align="margins"/>
    </style:style>
    <style:style style:name="Table10.A" style:family="table-column">
      <style:table-column-properties style:column-width="2.196cm" style:rel-column-width="26117*"/>
    </style:style>
    <style:style style:name="Table10.B" style:family="table-column">
      <style:table-column-properties style:column-width="3.314cm" style:rel-column-width="39418*"/>
    </style:style>
    <style:style style:name="Table10.A1" style:family="table-cell">
      <style:table-cell-properties fo:padding="0.097cm" fo:border="none"/>
    </style:style>
    <style:style style:name="Table2" style:family="table">
      <style:table-properties style:width="13.6cm" table:align="left"/>
    </style:style>
    <style:style style:name="Table2.A" style:family="table-column">
      <style:table-column-properties style:column-width="2.593cm"/>
    </style:style>
    <style:style style:name="Table2.B" style:family="table-column">
      <style:table-column-properties style:column-width="11.007cm"/>
    </style:style>
    <style:style style:name="Table2.A1" style:family="table-cell">
      <style:table-cell-properties fo:padding="0.097cm" fo:border="none"/>
    </style:style>
    <style:style style:name="Table3" style:family="table">
      <style:table-properties style:width="13.6cm" table:align="left"/>
    </style:style>
    <style:style style:name="Table3.A" style:family="table-column">
      <style:table-column-properties style:column-width="2.593cm"/>
    </style:style>
    <style:style style:name="Table3.B" style:family="table-column">
      <style:table-column-properties style:column-width="11.007cm"/>
    </style:style>
    <style:style style:name="Table3.A1" style:family="table-cell">
      <style:table-cell-properties fo:padding="0.097cm" fo:border="none"/>
    </style:style>
    <style:style style:name="Table5" style:family="table">
      <style:table-properties style:width="13.6cm" table:align="left"/>
    </style:style>
    <style:style style:name="Table5.A" style:family="table-column">
      <style:table-column-properties style:column-width="2.408cm"/>
    </style:style>
    <style:style style:name="Table5.B" style:family="table-column">
      <style:table-column-properties style:column-width="7.303cm"/>
    </style:style>
    <style:style style:name="Table5.C" style:family="table-column">
      <style:table-column-properties style:column-width="3.889cm"/>
    </style:style>
    <style:style style:name="Table5.A1" style:family="table-cell">
      <style:table-cell-properties fo:padding="0.097cm" fo:border="none"/>
    </style:style>
    <style:style style:name="Table6" style:family="table">
      <style:table-properties style:width="13.6cm" table:align="left"/>
    </style:style>
    <style:style style:name="Table6.A" style:family="table-column">
      <style:table-column-properties style:column-width="2.408cm"/>
    </style:style>
    <style:style style:name="Table6.B" style:family="table-column">
      <style:table-column-properties style:column-width="7.303cm"/>
    </style:style>
    <style:style style:name="Table6.C" style:family="table-column">
      <style:table-column-properties style:column-width="3.889cm"/>
    </style:style>
    <style:style style:name="Table6.A1" style:family="table-cell">
      <style:table-cell-properties fo:padding="0.097cm" fo:border="none"/>
    </style:style>
    <style:style style:name="Table7" style:family="table">
      <style:table-properties style:width="13.157cm" table:align="margins"/>
    </style:style>
    <style:style style:name="Table7.A" style:family="table-column">
      <style:table-column-properties style:column-width="1.693cm" style:rel-column-width="8434*"/>
    </style:style>
    <style:style style:name="Table7.B" style:family="table-column">
      <style:table-column-properties style:column-width="2.196cm" style:rel-column-width="10938*"/>
    </style:style>
    <style:style style:name="Table7.C" style:family="table-column">
      <style:table-column-properties style:column-width="2.408cm" style:rel-column-width="11992*"/>
    </style:style>
    <style:style style:name="Table7.D" style:family="table-column">
      <style:table-column-properties style:column-width="2.011cm" style:rel-column-width="10016*"/>
    </style:style>
    <style:style style:name="Table7.E" style:family="table-column">
      <style:table-column-properties style:column-width="3.281cm" style:rel-column-width="16342*"/>
    </style:style>
    <style:style style:name="Table7.F" style:family="table-column">
      <style:table-column-properties style:column-width="1.568cm" style:rel-column-width="7813*"/>
    </style:style>
    <style:style style:name="Table7.A1" style:family="table-cell">
      <style:table-cell-properties fo:padding="0.097cm" fo:border="none"/>
    </style:style>
    <style:style style:name="P1" style:family="paragraph" style:parent-style-name="CvContent">
      <style:text-properties style:text-underline-style="none"/>
    </style:style>
    <style:style style:name="P2" style:family="paragraph" style:parent-style-name="CvContent">
      <style:text-properties fo:font-size="10pt" style:text-underline-style="none" style:font-size-asian="8.75pt" style:font-size-complex="10pt"/>
    </style:style>
    <style:style style:name="P3" style:family="paragraph" style:parent-style-name="Name">
      <style:text-properties fo:font-size="6pt" officeooo:rsid="0003d16f" style:font-size-asian="5.25pt" style:font-size-complex="6pt"/>
    </style:style>
    <style:style style:name="P4" style:family="paragraph" style:parent-style-name="Section">
      <style:text-properties officeooo:paragraph-rsid="0005ab0b"/>
    </style:style>
    <style:style style:name="P5" style:family="paragraph" style:parent-style-name="Section">
      <style:text-properties officeooo:paragraph-rsid="0007bcc3"/>
    </style:style>
    <style:style style:name="P6" style:family="paragraph" style:parent-style-name="Standard">
      <style:paragraph-properties fo:text-align="center" style:justify-single-word="false"/>
      <style:text-properties fo:color="#0e5484" style:font-name="Font Awesome 5 Free Solid" fo:font-size="16pt" officeooo:paragraph-rsid="001d1d6c" style:font-size-asian="16pt" style:font-size-complex="16pt"/>
    </style:style>
    <style:style style:name="P7" style:family="paragraph" style:parent-style-name="Standard">
      <style:paragraph-properties fo:text-align="center" style:justify-single-word="false"/>
      <style:text-properties fo:color="#0e5484" style:font-name="Font Awesome 5 Brands Regular" fo:font-size="16pt" officeooo:paragraph-rsid="001d1d6c" style:font-size-asian="16pt" style:font-size-complex="16pt"/>
    </style:style>
    <style:style style:name="P8" style:family="paragraph" style:parent-style-name="Table_20_Contents">
      <style:paragraph-properties fo:text-align="start" style:justify-single-word="false"/>
      <style:text-properties style:font-name="Georgia2" officeooo:rsid="0005ab0b" officeooo:paragraph-rsid="0005ab0b"/>
    </style:style>
    <style:style style:name="P9" style:family="paragraph" style:parent-style-name="Table_20_Contents">
      <style:paragraph-properties fo:text-align="end" style:justify-single-word="false"/>
      <style:text-properties style:font-name="Georgia2" officeooo:rsid="0005ab0b" officeooo:paragraph-rsid="0005ab0b"/>
    </style:style>
    <style:style style:name="P10" style:family="paragraph" style:parent-style-name="Table_20_Contents">
      <style:paragraph-properties fo:text-align="start" style:justify-single-word="false"/>
      <style:text-properties style:font-name="Georgia2" officeooo:rsid="00089579" officeooo:paragraph-rsid="00089579"/>
    </style:style>
    <style:style style:name="P11" style:family="paragraph" style:parent-style-name="Table_20_Contents">
      <style:paragraph-properties fo:text-align="start" style:justify-single-word="false"/>
      <style:text-properties fo:color="#0e5484" style:font-name="Georgia2" officeooo:rsid="00089579" officeooo:paragraph-rsid="00089579"/>
    </style:style>
    <style:style style:name="P12" style:family="paragraph" style:parent-style-name="Table_20_Contents">
      <style:paragraph-properties fo:text-align="start" style:justify-single-word="false"/>
      <style:text-properties fo:color="#0e5484" style:font-name="Georgia" officeooo:rsid="00089579" officeooo:paragraph-rsid="00089579" style:font-name-asian="Georgia" style:font-name-complex="Georgia"/>
    </style:style>
    <style:style style:name="P13" style:family="paragraph" style:parent-style-name="Contact">
      <style:text-properties officeooo:rsid="001d1d6c" officeooo:paragraph-rsid="001d1d6c"/>
    </style:style>
    <style:style style:name="P14" style:family="paragraph" style:parent-style-name="Table_20_Contents">
      <style:paragraph-properties fo:text-align="start" style:justify-single-word="false"/>
      <style:text-properties style:font-name="Georgia2" officeooo:rsid="00203f1b" officeooo:paragraph-rsid="00203f1b"/>
    </style:style>
    <style:style style:name="P15" style:family="paragraph" style:parent-style-name="Table_20_Contents">
      <style:paragraph-properties fo:text-align="start" style:justify-single-word="false"/>
      <style:text-properties style:font-name="Georgia2" officeooo:rsid="0021f1e6" officeooo:paragraph-rsid="0021f1e6"/>
    </style:style>
    <style:style style:name="P16" style:family="paragraph" style:parent-style-name="Table_20_Contents">
      <style:paragraph-properties fo:text-align="start" style:justify-single-word="false"/>
      <style:text-properties fo:color="#0e5484" style:font-name="Georgia2" officeooo:rsid="00089579" officeooo:paragraph-rsid="0021f1e6"/>
    </style:style>
    <style:style style:name="P17" style:family="paragraph" style:parent-style-name="Table_20_Contents">
      <style:paragraph-properties fo:text-align="start" style:justify-single-word="false"/>
      <style:text-properties fo:color="#0e5484" style:font-name="Georgia" officeooo:rsid="00089579" officeooo:paragraph-rsid="0021f1e6" style:font-name-asian="Georgia" style:font-name-complex="Georgia"/>
    </style:style>
    <style:style style:name="P18" style:family="paragraph" style:parent-style-name="Contact">
      <style:text-properties officeooo:rsid="00203f1b" officeooo:paragraph-rsid="00203f1b"/>
    </style:style>
    <style:style style:name="P19" style:family="paragraph" style:parent-style-name="CvContent" style:list-style-name="L3"/>
    <style:style style:name="P20" style:family="paragraph" style:parent-style-name="CvContent" style:list-style-name="L3">
      <style:text-properties officeooo:rsid="000f4306" officeooo:paragraph-rsid="000f4306"/>
    </style:style>
    <style:style style:name="P21" style:family="paragraph" style:parent-style-name="CvContent" style:list-style-name="L4"/>
    <style:style style:name="P22" style:family="paragraph" style:parent-style-name="CvContent" style:list-style-name="L4">
      <style:text-properties officeooo:paragraph-rsid="00067e5f"/>
    </style:style>
    <style:style style:name="P23" style:family="paragraph" style:parent-style-name="CvContent">
      <style:text-properties style:text-underline-style="none"/>
    </style:style>
    <style:style style:name="P24" style:family="paragraph" style:parent-style-name="CvContent">
      <style:text-properties fo:color="#000000" style:text-underline-style="none" officeooo:paragraph-rsid="001746e2"/>
    </style:style>
    <style:style style:name="P25" style:family="paragraph" style:parent-style-name="CvContent">
      <style:paragraph-properties fo:text-align="end" style:justify-single-word="false"/>
      <style:text-properties officeooo:rsid="0021f1e6" officeooo:paragraph-rsid="0021f1e6"/>
    </style:style>
    <style:style style:name="P26" style:family="paragraph" style:parent-style-name="JobDescription" style:list-style-name="L2"/>
    <style:style style:name="P27" style:family="paragraph" style:parent-style-name="JobDescription" style:list-style-name="L1">
      <style:text-properties officeooo:rsid="00203f1b" officeooo:paragraph-rsid="00203f1b"/>
    </style:style>
    <style:style style:name="P28" style:family="paragraph" style:parent-style-name="JobPosition">
      <style:text-properties officeooo:rsid="0021f1e6" officeooo:paragraph-rsid="0021f1e6"/>
    </style:style>
    <style:style style:name="P29" style:family="paragraph" style:parent-style-name="Location">
      <style:text-properties officeooo:rsid="0021f1e6" officeooo:paragraph-rsid="0021f1e6"/>
    </style:style>
    <style:style style:name="P30" style:family="paragraph" style:parent-style-name="Name">
      <style:text-properties officeooo:rsid="00203f1b" officeooo:paragraph-rsid="00203f1b"/>
    </style:style>
    <style:style style:name="T1" style:family="text">
      <style:text-properties officeooo:rsid="0005ab0b"/>
    </style:style>
    <style:style style:name="T2" style:family="text">
      <style:text-properties officeooo:rsid="00073334"/>
    </style:style>
    <style:style style:name="T3" style:family="text">
      <style:text-properties style:font-name="Georgia" style:font-name-asian="Georgia" style:font-name-complex="Georgia"/>
    </style:style>
    <style:style style:name="T4" style:family="text">
      <style:text-properties fo:color="#dddddd"/>
    </style:style>
    <style:style style:name="T5" style:family="text">
      <style:text-properties fo:color="#dddddd" style:font-name="Georgia" style:font-name-asian="Georgia" style:font-name-complex="Georgia"/>
    </style:style>
    <style:style style:name="T6" style:family="text">
      <style:text-properties officeooo:rsid="000ad05c"/>
    </style:style>
    <style:style style:name="T7" style:family="text">
      <style:text-properties officeooo:rsid="0010bf1a"/>
    </style:style>
    <style:style style:name="T8" style:family="text">
      <style:text-properties officeooo:rsid="001833e4"/>
    </style:style>
    <style:style style:name="T9" style:family="text">
      <style:text-properties officeooo:rsid="00203f1b"/>
    </style:style>
    <style:style style:name="T10" style:family="text">
      <style:text-properties officeooo:rsid="0021f1e6"/>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0">John Doe</text:p>
            <text:p text:style-name="P28">Software Architect</text:p>
            <text:p text:style-name="JobPosition"/>
            <table:table table:name="Table8" table:style-name="Table8">
              <table:table-column table:style-name="Table8.A"/>
              <table:table-column table:style-name="Table8.B"/>
              <table:table-row table:style-name="TableLine94034448957680">
                <table:table-cell table:style-name="Table8.A1" office:value-type="string">
                  <text:p text:style-name="P6"></text:p>
                </table:table-cell>
                <table:table-cell table:style-name="Table8.B1" office:value-type="string">
                  <text:p text:style-name="P18">United Kingdom</text:p>
                </table:table-cell>
              </table:table-row>
              <table:table-row table:style-name="TableLine94034449006592">
                <table:table-cell table:style-name="Table8.A1" office:value-type="string">
                  <text:p text:style-name="P6"></text:p>
                </table:table-cell>
                <table:table-cell table:style-name="Table8.B1" office:value-type="string">
                  <text:p text:style-name="P13">+<text:span text:style-name="T9">44 012345678</text:span></text:p>
                </table:table-cell>
              </table:table-row>
              <table:table-row table:style-name="TableLine94034449006944">
                <table:table-cell table:style-name="Table8.A1" office:value-type="string">
                  <text:p text:style-name="P6"></text:p>
                </table:table-cell>
                <table:table-cell table:style-name="Table8.B1" office:value-type="string">
                  <text:p text:style-name="P13"><text:span text:style-name="T9">john.doe@mail.com</text:span></text:p>
                </table:table-cell>
              </table:table-row>
              <table:table-row table:style-name="TableLine94034449007584">
                <table:table-cell table:style-name="Table8.A1" office:value-type="string">
                  <text:p text:style-name="P7"></text:p>
                </table:table-cell>
                <table:table-cell table:style-name="Table8.B1" office:value-type="string">
                  <text:p text:style-name="P13">linkedin.com/in/<text:span text:style-name="T9">j</text:span><text:span text:style-name="T10">doe</text:span></text:p>
                </table:table-cell>
              </table:table-row>
              <table:table-row table:style-name="TableLine94034449008384">
                <table:table-cell table:style-name="Table8.A1" office:value-type="string">
                  <text:p text:style-name="P7"></text:p>
                </table:table-cell>
                <table:table-cell table:style-name="Table8.B1" office:value-type="string">
                  <text:p text:style-name="P13">github.com/<text:span text:style-name="T9">j</text:span><text:span text:style-name="T10">doe</text:span></text:p>
                </table:table-cell>
              </table:table-row>
            </table:table>
            <text:p text:style-name="Section">About me</text:p>
            <text:p text:style-name="P2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5">Languages</text:p>
            <table:table table:name="Table10" table:style-name="Table10">
              <table:table-column table:style-name="Table10.A"/>
              <table:table-column table:style-name="Table10.B"/>
              <table:table-row table:style-name="TableLine94034449038400">
                <table:table-cell table:style-name="Table10.A1" office:value-type="string">
                  <text:p text:style-name="P14">English</text:p>
                </table:table-cell>
                <table:table-cell table:style-name="Table10.A1" office:value-type="string">
                  <text:p text:style-name="Location">Native speaker</text:p>
                </table:table-cell>
              </table:table-row>
              <table:table-row table:style-name="TableLine94034449034272">
                <table:table-cell table:style-name="Table10.A1" office:value-type="string">
                  <text:p text:style-name="P14">German</text:p>
                </table:table-cell>
                <table:table-cell table:style-name="Table10.A1" office:value-type="string">
                  <text:p text:style-name="Location">Proficient</text:p>
                </table:table-cell>
              </table:table-row>
              <table:table-row table:style-name="TableLine94034449047552">
                <table:table-cell table:style-name="Table10.A1" office:value-type="string">
                  <text:p text:style-name="P14">Italian</text:p>
                </table:table-cell>
                <table:table-cell table:style-name="Table10.A1" office:value-type="string">
                  <text:p text:style-name="Location">Basic knowledge</text:p>
                </table:table-cell>
              </table:table-row>
            </table:table>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able:table-cell>
          <table:table-cell table:style-name="Table1.B1" office:value-type="string">
            <text:p text:style-name="Section">Professional experience</text:p>
            <table:table table:name="Table2" table:style-name="Table2">
              <table:table-column table:style-name="Table2.A"/>
              <table:table-column table:style-name="Table2.B"/>
              <table:table-row table:style-name="TableLine94034449055584">
                <table:table-cell table:style-name="Table2.A1" office:value-type="string">
                  <text:p text:style-name="CvContent">2019-</text:p>
                </table:table-cell>
                <table:table-cell table:style-name="Table2.A1" office:value-type="string">
                  <text:p text:style-name="CvContent"><text:span text:style-name="T9">Software </text:span><text:span text:style-name="T10">Architect</text:span></text:p>
                  <text:p text:style-name="P29">Umbrella Corp.</text:p>
                </table:table-cell>
              </table:table-row>
              <table:table-row table:style-name="TableLine94034449067504">
                <table:table-cell table:style-name="Table2.A1" table:number-columns-spanned="2" office:value-type="string">
                  <text:list xml:id="list969393769" text:style-name="L1">
                    <text:list-item>
                      <text:p text:style-name="P27">Head the design of a very important application.</text:p>
                    </text:list-item>
                  </text:list>
                  <text:list xml:id="list3102853616" text:style-name="L2">
                    <text:list-item>
                      <text:p text:style-name="P26"><text:span text:style-name="T9">Manage a team of 5 people geographically distributed.</text:span></text:p>
                    </text:list-item>
                  </text:list>
                </table:table-cell>
                <table:covered-table-cell/>
              </table:table-row>
            </table:table>
            <text:p text:style-name="CvContent"/>
            <table:table table:name="Table3" table:style-name="Table3">
              <table:table-column table:style-name="Table3.A"/>
              <table:table-column table:style-name="Table3.B"/>
              <table:table-row table:style-name="TableLine94034449091312">
                <table:table-cell table:style-name="Table3.A1" office:value-type="string">
                  <text:p text:style-name="P8">201<text:span text:style-name="T10">2</text:span>-20<text:span text:style-name="T6">19</text:span></text:p>
                </table:table-cell>
                <table:table-cell table:style-name="Table3.A1" office:value-type="string">
                  <text:p text:style-name="P8">S<text:span text:style-name="T10">oftware </text:span>Engineer</text:p>
                  <text:p text:style-name="Location"><text:span text:style-name="T10">ACME Corp.</text:span></text:p>
                </table:table-cell>
              </table:table-row>
              <table:table-row table:style-name="TableLine94034449115344">
                <table:table-cell table:style-name="Table3.A1" table:number-columns-spanned="2" office:value-type="string">
                  <text:list xml:id="list4166928958" text:style-name="L3">
                    <text:list-item>
                      <text:p text:style-name="P19">D<text:span text:style-name="T10">evelop a software to test the effects of TNT on coyotes and roadrunners.</text:span></text:p>
                    </text:list-item>
                    <text:list-item>
                      <text:p text:style-name="P19">Develop <text:span text:style-name="T10">a software to simulate the effect of gravity on coyotes running at full speed.</text:span></text:p>
                    </text:list-item>
                  </text:list>
                </table:table-cell>
                <table:covered-table-cell/>
              </table:table-row>
            </table:table>
            <text:p text:style-name="Section">Education</text:p>
            <table:table table:name="Table5" table:style-name="Table5">
              <table:table-column table:style-name="Table5.A"/>
              <table:table-column table:style-name="Table5.B"/>
              <table:table-column table:style-name="Table5.C"/>
              <table:table-row table:style-name="TableLine94034449138832">
                <table:table-cell table:style-name="Table5.A1" office:value-type="string">
                  <text:p text:style-name="CvContent">201<text:span text:style-name="T10">0</text:span>-201<text:span text:style-name="T10">2</text:span></text:p>
                </table:table-cell>
                <table:table-cell table:style-name="Table5.A1" office:value-type="string">
                  <text:p text:style-name="CvContent">M.Sc. Computer Science</text:p>
                  <text:p text:style-name="Location">University of <text:span text:style-name="T10">Narnia</text:span></text:p>
                </table:table-cell>
                <table:table-cell table:style-name="Table5.A1" office:value-type="string">
                  <text:p text:style-name="P25">Magna cum laude</text:p>
                </table:table-cell>
              </table:table-row>
            </table:table>
            <text:p text:style-name="Standard"/>
            <table:table table:name="Table6" table:style-name="Table6">
              <table:table-column table:style-name="Table6.A"/>
              <table:table-column table:style-name="Table6.B"/>
              <table:table-column table:style-name="Table6.C"/>
              <table:table-row table:style-name="TableLine94034449144048">
                <table:table-cell table:style-name="Table6.A1" office:value-type="string">
                  <text:p text:style-name="P8">200<text:span text:style-name="T10">6</text:span>-201<text:span text:style-name="T10">0</text:span></text:p>
                </table:table-cell>
                <table:table-cell table:style-name="Table6.A1" office:value-type="string">
                  <text:p text:style-name="P8">B.Sc. Computer <text:span text:style-name="T10">Science</text:span></text:p>
                  <text:p text:style-name="Location">University of <text:span text:style-name="T10">Narnia</text:span></text:p>
                </table:table-cell>
                <table:table-cell table:style-name="Table6.A1" office:value-type="string">
                  <text:p text:style-name="P9">Magna cum laude</text:p>
                </table:table-cell>
              </table:table-row>
            </table:table>
            <text:p text:style-name="P4">Skill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Line94034449150912">
                <table:table-cell table:style-name="Table7.A1" office:value-type="string">
                  <text:p text:style-name="P15">Python</text:p>
                  <text:p text:style-name="P15">Java</text:p>
                  <text:p text:style-name="P15">C/C++</text:p>
                </table:table-cell>
                <table:table-cell table:style-name="Table7.A1" office:value-type="string">
                  <text:p text:style-name="P12">●●●●●</text:p>
                  <text:p text:style-name="P17">●●●●<text:span text:style-name="T4">●</text:span></text:p>
                  <text:p text:style-name="P16"><text:span text:style-name="T3">●●●</text:span><text:span text:style-name="T5">●●</text:span></text:p>
                </table:table-cell>
                <table:table-cell table:style-name="Table7.A1" office:value-type="string">
                  <text:p text:style-name="P10">Git</text:p>
                  <text:p text:style-name="P10">Linux</text:p>
                  <text:p text:style-name="P10">Networking</text:p>
                </table:table-cell>
                <table:table-cell table:style-name="Table7.A1" office:value-type="string">
                  <text:p text:style-name="P12">●●●●●</text:p>
                  <text:p text:style-name="P11"><text:span text:style-name="T3">●●●●</text:span><text:span text:style-name="T5">●</text:span></text:p>
                  <text:p text:style-name="P16"><text:span text:style-name="T3">●</text:span><text:span text:style-name="T5">●●●●</text:span></text:p>
                </table:table-cell>
                <table:table-cell table:style-name="Table7.A1" office:value-type="string">
                  <text:p text:style-name="P10">Communication</text:p>
                  <text:p text:style-name="P10">Teamwork</text:p>
                  <text:p text:style-name="P10">Problem solving</text:p>
                </table:table-cell>
                <table:table-cell table:style-name="Table7.A1" office:value-type="string">
                  <text:p text:style-name="P17">●●●●●●●●●<text:span text:style-name="T4">●</text:span></text:p>
                  <text:p text:style-name="P11"><text:span text:style-name="T3">●●●●</text:span><text:span text:style-name="T5">●</text:span></text:p>
                </table:table-cell>
              </table:table-row>
            </table:table>
            <text:p text:style-name="Section">Additional qualifications</text:p>
            <text:p text:style-name="CvContent">Driving license</text:p>
          </table:table-cell>
        </table:table-row>
      </table:table>
      <text:p text:style-name="P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style:font-adornments="Regular" style:font-family-generic="roman"/>
    <style:font-face style:name="Calibri" svg:font-family="Calibri" style:font-adornments="Regular" style:font-family-generic="swiss"/>
    <style:font-face style:name="Liberation Mono" svg:font-family="'Liberation Mono'" style:font-family-generic="modern" style:font-pitch="fixed"/>
    <style:font-face style:name="Font Awesome 5 Brands Regular" svg:font-family="'Font Awesome 5 Brands Regular'" style:font-pitch="variable"/>
    <style:font-face style:name="Font Awesome 5 Free Solid" svg:font-family="'Font Awesome 5 Free Solid'" style:font-pitch="variable"/>
    <style:font-face style:name="Georgia1" svg:font-family="Georgia" style:font-adornments="Normale"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ame" style:family="paragraph" style:parent-style-name="Standard">
      <style:paragraph-properties fo:margin-top="0.499cm" fo:margin-bottom="0cm" loext:contextual-spacing="false"/>
      <style:text-properties fo:color="#0e5484" style:font-name="Calibri" fo:font-family="Calibri" style:font-style-name="Regular" style:font-family-generic="swiss" fo:font-size="16pt"/>
    </style:style>
    <style:style style:name="JobPosition" style:family="paragraph" style:parent-style-name="Standard">
      <style:text-properties fo:color="#666666" style:font-name="Calibri" fo:font-family="Calibri" style:font-style-name="Regular" style:font-family-generic="swiss" fo:font-size="13pt"/>
    </style:style>
    <style:style style:name="Table_20_Contents" style:display-name="Table Contents" style:family="paragraph" style:parent-style-name="Standard" style:class="extra">
      <style:paragraph-properties text:number-lines="false" text:line-number="0"/>
    </style:style>
    <style:style style:name="CvContent" style:family="paragraph" style:parent-style-name="Standard" style:master-page-name="">
      <style:paragraph-properties fo:text-align="start" style:justify-single-word="false" style:page-number="auto"/>
      <style:text-properties fo:color="#000000" style:font-name="Georgia2" fo:font-family="Georgia" style:font-style-name="Regular" style:font-family-generic="roman" style:font-pitch="variable"/>
    </style:style>
    <style:style style:name="Contact" style:family="paragraph" style:parent-style-name="Standard">
      <style:paragraph-properties fo:margin-top="0cm" fo:margin-bottom="0cm" loext:contextual-spacing="false"/>
      <style:text-properties style:font-name="Georgia1" fo:font-family="Georgia" style:font-style-name="Normale" style:font-family-generic="roman" style:font-pitch="variable" fo:font-size="11pt" fo:font-style="normal"/>
    </style:style>
    <style:style style:name="Section" style:family="paragraph" style:parent-style-name="Standard" style:next-style-name="CvContent">
      <style:paragraph-properties fo:margin-left="0cm" fo:margin-right="0cm" fo:margin-top="0.499cm" fo:margin-bottom="0.3cm" loext:contextual-spacing="false" fo:text-indent="0cm" style:auto-text-indent="false" fo:padding="0.049cm" fo:border-left="none" fo:border-right="none" fo:border-top="none" fo:border-bottom="0.06pt solid #0e5484" style:join-border="false"/>
      <style:text-properties fo:color="#0e5484" style:font-name="Georgia1" fo:font-family="Georgia" style:font-style-name="Normale" style:font-family-generic="roman" style:font-pitch="variable" fo:font-size="14pt" style:text-underline-style="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cation" style:family="paragraph" style:parent-style-name="Standard">
      <style:text-properties fo:color="#666666" style:font-name="Georgia2" fo:font-family="Georgia" style:font-style-name="Regular" style:font-family-generic="roman" style:font-pitch="variable" fo:font-size="11pt"/>
    </style:style>
    <style:style style:name="JobDescription" style:family="paragraph" style:parent-style-name="Standard" style:master-page-name="">
      <style:paragraph-properties fo:margin-left="0cm" fo:margin-right="0cm" fo:text-indent="0cm" style:auto-text-indent="false" style:page-number="auto"/>
      <style:text-properties style:font-name="Georgia1" fo:font-family="Georgia" style:font-style-name="Normale" style:font-family-generic="roman" style:font-pitch="variable"/>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co Giglio</meta:initial-creator>
    <meta:creation-date>2021-01-29T22:30:26.616968045</meta:creation-date>
    <dc:date>2021-01-30T19:56:49.138233787</dc:date>
    <dc:creator>Marco Giglio</dc:creator>
    <meta:editing-duration>PT1H23M43S</meta:editing-duration>
    <meta:editing-cycles>25</meta:editing-cycles>
    <meta:generator>LibreOffice/6.4.7.2$Linux_X86_64 LibreOffice_project/40$Build-2</meta:generator>
    <meta:document-statistic meta:table-count="8" meta:image-count="0" meta:object-count="0" meta:page-count="2" meta:paragraph-count="61" meta:word-count="200" meta:character-count="1292" meta:non-whitespace-character-count="1157"/>
  </office:meta>
</office:document-meta>
</file>